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Vote_20_V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te V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MIA Cycle 24</text:p>
          </table:table-cell>
          <table:table-cell table:style-name="ce3" office:value-type="string" calcext:value-type="string">
            <text:p>MIA Cycle 25</text:p>
          </table:table-cell>
          <table:table-cell table:style-name="ce3" office:value-type="string" calcext:value-type="string">
            <text:p>NYC Cycle 18</text:p>
          </table:table-cell>
          <table:table-cell table:style-name="ce3" office:value-type="string" calcext:value-type="string">
            <text:p>NYC Cycle 19</text:p>
          </table:table-cell>
          <table:table-cell/>
          <table:table-cell table:style-name="ce4" office:value-type="string" calcext:value-type="string">
            <text:p>MIA Top Stackers (2022/03/14)</text:p>
          </table:table-cell>
          <table:table-cell table:style-name="ce3" office:value-type="string" calcext:value-type="string">
            <text:p>MIA User ID</text:p>
          </table:table-cell>
          <table:table-cell table:style-name="ce3" office:value-type="string" calcext:value-type="string">
            <text:p>MIA Cycle 21</text:p>
          </table:table-cell>
          <table:table-cell table:style-name="ce3" office:value-type="string" calcext:value-type="string">
            <text:p>MIA Cycle 22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Block</text:p>
          </table:table-cell>
          <table:table-cell table:style-name="ce2" office:value-type="float" office:value="74897" calcext:value-type="float">
            <text:p>74,897</text:p>
          </table:table-cell>
          <table:table-cell table:style-name="ce6" table:formula="of:=[.B2]+2100" office:value-type="float" office:value="76997" calcext:value-type="float">
            <text:p>76,997</text:p>
          </table:table-cell>
          <table:table-cell table:style-name="ce2" office:value-type="float" office:value="75249" calcext:value-type="float">
            <text:p>75,249</text:p>
          </table:table-cell>
          <table:table-cell table:style-name="ce6" table:formula="of:=[.D2]+2100" office:value-type="float" office:value="77349" calcext:value-type="float">
            <text:p>77,349</text:p>
          </table:table-cell>
          <table:table-cell/>
          <table:table-cell table:style-name="ce11" office:value-type="string" calcext:value-type="string">
            <text:p>SP2NBQJ2KCEMP0MY1AQZS1X9BX6E9PF3VWSBX0PBR</text:p>
          </table:table-cell>
          <table:table-cell table:style-name="ce13" office:value-type="float" office:value="490" calcext:value-type="float">
            <text:p>490</text:p>
          </table:table-cell>
          <table:table-cell table:number-columns-repeated="2" table:style-name="ce15" office:value-type="float" office:value="108575000" calcext:value-type="float">
            <text:p>108,575,000</text:p>
          </table:table-cell>
          <table:table-cell table:style-name="ce15" table:formula="of:=AVERAGE([.I2:.J2])" office:value-type="float" office:value="108575000" calcext:value-type="float">
            <text:p>108,575,000</text:p>
          </table:table-cell>
          <table:table-cell table:style-name="ce15" table:formula="of:=[.K2]*[.$B$7]" office:value-type="float" office:value="94619869.2779929" calcext:value-type="float">
            <text:p>94,619,86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d Block</text:p>
          </table:table-cell>
          <table:table-cell table:style-name="ce6" table:formula="of:=[.B2]+2100-1" office:value-type="float" office:value="76996" calcext:value-type="float">
            <text:p>76,996</text:p>
          </table:table-cell>
          <table:table-cell table:style-name="ce2" table:formula="of:=[.C2]+2100-1" office:value-type="float" office:value="79096" calcext:value-type="float">
            <text:p>79,096</text:p>
          </table:table-cell>
          <table:table-cell table:style-name="ce6" table:formula="of:=[.D2]+2100-1" office:value-type="float" office:value="77348" calcext:value-type="float">
            <text:p>77,348</text:p>
          </table:table-cell>
          <table:table-cell table:style-name="ce2" table:formula="of:=[.E2]+2100-1" office:value-type="float" office:value="79448" calcext:value-type="float">
            <text:p>79,448</text:p>
          </table:table-cell>
          <table:table-cell/>
          <table:table-cell table:style-name="ce11" office:value-type="string" calcext:value-type="string">
            <text:p>SP1CNY3NC4C4961K7QNDHQJK18YJ48XA05WHJ5T96</text:p>
          </table:table-cell>
          <table:table-cell table:style-name="ce13" office:value-type="float" office:value="432" calcext:value-type="float">
            <text:p>432</text:p>
          </table:table-cell>
          <table:table-cell table:style-name="ce15" office:value-type="float" office:value="127478000" calcext:value-type="float">
            <text:p>127,478,000</text:p>
          </table:table-cell>
          <table:table-cell table:style-name="ce15" office:value-type="float" office:value="107978000" calcext:value-type="float">
            <text:p>107,978,000</text:p>
          </table:table-cell>
          <table:table-cell table:style-name="ce15" table:formula="of:=AVERAGE([.I3:.J3])" office:value-type="float" office:value="117728000" calcext:value-type="float">
            <text:p>117,728,000</text:p>
          </table:table-cell>
          <table:table-cell table:style-name="ce15" table:formula="of:=[.K3]*[.$B$7]" office:value-type="float" office:value="102596435.370569" calcext:value-type="float">
            <text:p>102,596,43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Stacked</text:p>
          </table:table-cell>
          <table:table-cell table:style-name="ce6" office:value-type="float" office:value="3127549212.85236" calcext:value-type="float">
            <text:p>3,127,549,213</text:p>
          </table:table-cell>
          <table:table-cell table:style-name="ce6" office:value-type="float" office:value="3302956215.80093" calcext:value-type="float">
            <text:p>3,302,956,216</text:p>
          </table:table-cell>
          <table:table-cell table:style-name="ce6" office:value-type="float" office:value="3410735397.42293" calcext:value-type="float">
            <text:p>3,410,735,397</text:p>
          </table:table-cell>
          <table:table-cell table:style-name="ce6" office:value-type="float" office:value="3715280023.98742" calcext:value-type="float">
            <text:p>3,715,280,024</text:p>
          </table:table-cell>
          <table:table-cell/>
          <table:table-cell table:style-name="ce11" office:value-type="string" calcext:value-type="string">
            <text:p>SP2ZH04KV9KQ4FR3P68JRXY2T59832B9DHHV0JHW9</text:p>
          </table:table-cell>
          <table:table-cell table:style-name="ce13" office:value-type="float" office:value="1387" calcext:value-type="float">
            <text:p>1387</text:p>
          </table:table-cell>
          <table:table-cell table:style-name="ce15" office:value-type="float" office:value="101562108" calcext:value-type="float">
            <text:p>101,562,108</text:p>
          </table:table-cell>
          <table:table-cell table:style-name="ce15" office:value-type="float" office:value="100884636" calcext:value-type="float">
            <text:p>100,884,636</text:p>
          </table:table-cell>
          <table:table-cell table:style-name="ce15" table:formula="of:=AVERAGE([.I4:.J4])" office:value-type="float" office:value="101223372" calcext:value-type="float">
            <text:p>101,223,372</text:p>
          </table:table-cell>
          <table:table-cell table:style-name="ce15" table:formula="of:=[.K4]*[.$B$7]" office:value-type="float" office:value="88213145.0749956" calcext:value-type="float">
            <text:p>88,213,14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Supply</text:p>
          </table:table-cell>
          <table:table-cell table:style-name="ce6" office:value-type="float" office:value="5411171255" calcext:value-type="float">
            <text:p>5,411,171,255</text:p>
          </table:table-cell>
          <table:table-cell table:style-name="ce6" office:value-type="float" office:value="5540437623" calcext:value-type="float">
            <text:p>5,540,437,623</text:p>
          </table:table-cell>
          <table:table-cell table:style-name="ce6" office:value-type="float" office:value="4716915525.99999" calcext:value-type="float">
            <text:p>4,716,915,526</text:p>
          </table:table-cell>
          <table:table-cell table:style-name="ce6" office:value-type="float" office:value="4827054821.99999" calcext:value-type="float">
            <text:p>4,827,054,822</text:p>
          </table:table-cell>
          <table:table-cell/>
          <table:table-cell table:style-name="ce11" office:value-type="string" calcext:value-type="string">
            <text:p>SP30ESSHCAHZ51EF69JT7C1YEZPPX56NRBNJ9Z4ZP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17902598" calcext:value-type="float">
            <text:p>117,902,598</text:p>
          </table:table-cell>
          <table:table-cell table:style-name="ce15" office:value-type="float" office:value="87652598" calcext:value-type="float">
            <text:p>87,652,598</text:p>
          </table:table-cell>
          <table:table-cell table:style-name="ce15" table:formula="of:=AVERAGE([.I5:.J5])" office:value-type="float" office:value="102777598" calcext:value-type="float">
            <text:p>102,777,598</text:p>
          </table:table-cell>
          <table:table-cell table:style-name="ce15" table:formula="of:=[.K5]*[.$B$7]" office:value-type="float" office:value="89567606.6080231" calcext:value-type="float">
            <text:p>89,567,60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aling Factor</text:p>
          </table:table-cell>
          <table:table-cell table:style-name="ce1" table:formula="of:=[.$D$5]/[.$B$5]" office:value-type="float" office:value="0.871699545942386" calcext:value-type="float">
            <text:p>0.871699545942386</text:p>
          </table:table-cell>
          <table:table-cell table:style-name="ce1" table:formula="of:=[.$E$5]/[.$C$5]" office:value-type="float" office:value="0.871240712459509" calcext:value-type="float">
            <text:p>0.8712407124595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ttom of List</text:p>
          </table:table-cell>
          <table:table-cell/>
          <table:table-cell table:style-name="ce16"/>
          <table:table-cell table:style-name="ce15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Scaling Factor Avg</text:p>
          </table:table-cell>
          <table:table-cell table:style-name="ce7" table:formula="of:=AVERAGE([.B6:.C6])" office:value-type="float" office:value="0.871470129200948" calcext:value-type="float" table:number-columns-spanned="2" table:number-rows-spanned="1">
            <text:p>0.871470129200948</text:p>
          </table:table-cell>
          <table:covered-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1" office:value-type="string" calcext:value-type="string">
            <text:p>SP2YF67GVR3Y49FKPYDSBKX5P2T0D0X6P5FVSA04D</text:p>
          </table:table-cell>
          <table:table-cell table:style-name="ce13" office:value-type="float" office:value="105" calcext:value-type="float">
            <text:p>105</text:p>
          </table:table-cell>
          <table:table-cell table:style-name="ce15" office:value-type="float" office:value="6395000" calcext:value-type="float">
            <text:p>6,395,000</text:p>
          </table:table-cell>
          <table:table-cell table:style-name="ce15" office:value-type="float" office:value="4895000" calcext:value-type="float">
            <text:p>4,895,000</text:p>
          </table:table-cell>
          <table:table-cell table:style-name="ce15" table:formula="of:=AVERAGE([.I7:.J7])" office:value-type="float" office:value="5645000" calcext:value-type="float">
            <text:p>5,645,000</text:p>
          </table:table-cell>
          <table:table-cell table:style-name="ce15" table:formula="of:=[.K7]*[.$B$7]" office:value-type="float" office:value="4919448.87933935" calcext:value-type="float">
            <text:p>4,919,44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actor in Contract</text:p>
          </table:table-cell>
          <table:table-cell table:style-name="ce8" table:formula="of:=ROUND([.B7]; 4)" office:value-type="float" office:value="0.8715" calcext:value-type="float" table:number-columns-spanned="4" table:number-rows-spanned="1">
            <text:p>0.8715</text:p>
          </table:table-cell>
          <table:covered-table-cell table:number-columns-repeated="3"/>
          <table:table-cell/>
          <table:table-cell table:style-name="ce11" office:value-type="string" calcext:value-type="string">
            <text:p>SP9QXM38XZX8744Z9DFWX1EG92ENF0NKPNMF24TH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2" table:style-name="ce15" office:value-type="float" office:value="4625000" calcext:value-type="float">
            <text:p>4,625,000</text:p>
          </table:table-cell>
          <table:table-cell table:style-name="ce15" table:formula="of:=AVERAGE([.I8:.J8])" office:value-type="float" office:value="4625000" calcext:value-type="float">
            <text:p>4,625,000</text:p>
          </table:table-cell>
          <table:table-cell table:style-name="ce15" table:formula="of:=[.K8]*[.$B$7]" office:value-type="float" office:value="4030549.34755438" calcext:value-type="float">
            <text:p>4,030,549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1" office:value-type="string" calcext:value-type="string">
            <text:p>SP1765EA93JP6W8014EHXGBFA0XW2AYYVY0J1N41Y</text:p>
          </table:table-cell>
          <table:table-cell table:style-name="ce13" office:value-type="float" office:value="1140" calcext:value-type="float">
            <text:p>1140</text:p>
          </table:table-cell>
          <table:table-cell table:number-columns-repeated="2" table:style-name="ce15" office:value-type="float" office:value="4527467" calcext:value-type="float">
            <text:p>4,527,467</text:p>
          </table:table-cell>
          <table:table-cell table:style-name="ce15" table:formula="of:=AVERAGE([.I9:.J9])" office:value-type="float" office:value="4527467" calcext:value-type="float">
            <text:p>4,527,467</text:p>
          </table:table-cell>
          <table:table-cell table:style-name="ce15" table:formula="of:=[.K9]*[.$B$7]" office:value-type="float" office:value="3945552.25144303" calcext:value-type="float">
            <text:p>3,945,552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Total stacked taken from respective cycles.</text:p>
          </table:table-cell>
          <table:table-cell table:style-name="ce1" table:number-columns-repeated="2"/>
          <table:table-cell table:number-columns-repeated="3"/>
          <table:table-cell table:style-name="ce11" office:value-type="string" calcext:value-type="string">
            <text:p>SP6K0M8D7MAFQ7RTRH31NDZXXFTA85Y8VGYQTHBR</text:p>
          </table:table-cell>
          <table:table-cell table:style-name="ce13" office:value-type="float" office:value="457" calcext:value-type="float">
            <text:p>457</text:p>
          </table:table-cell>
          <table:table-cell table:number-columns-repeated="2" table:style-name="ce15" office:value-type="float" office:value="4250000" calcext:value-type="float">
            <text:p>4,250,000</text:p>
          </table:table-cell>
          <table:table-cell table:style-name="ce15" table:formula="of:=AVERAGE([.I10:.J10])" office:value-type="float" office:value="4250000" calcext:value-type="float">
            <text:p>4,250,000</text:p>
          </table:table-cell>
          <table:table-cell table:style-name="ce15" table:formula="of:=[.K10]*[.$B$7]" office:value-type="float" office:value="3703748.04910403" calcext:value-type="float">
            <text:p>3,703,74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otal supply taken from block heights in bold.</text:p>
          </table:table-cell>
          <table:table-cell table:style-name="ce1"/>
          <table:table-cell table:style-name="ce6"/>
          <table:table-cell table:number-columns-repeated="13"/>
          <table:table-cell table:style-name="ce16"/>
        </table:table-row>
        <table:table-row table:style-name="ro1">
          <table:table-cell table:style-name="ce13" office:value-type="string" calcext:value-type="string">
            <text:p>Scaling factor applied based on ratio of total supplies.</text:p>
          </table:table-cell>
          <table:table-cell table:style-name="ce5" table:number-columns-repeated="2"/>
          <table:table-cell table:number-columns-repeated="3"/>
          <table:table-cell table:style-name="ce4" office:value-type="string" calcext:value-type="string">
            <text:p>NYC Top Stackers (2022/03/14)</text:p>
          </table:table-cell>
          <table:table-cell table:style-name="ce3" office:value-type="string" calcext:value-type="string">
            <text:p>NYC User ID</text:p>
          </table:table-cell>
          <table:table-cell table:style-name="ce3" office:value-type="string" calcext:value-type="string">
            <text:p>NYC Cycle 15</text:p>
          </table:table-cell>
          <table:table-cell table:style-name="ce3" office:value-type="string" calcext:value-type="string">
            <text:p>NYC Cycle 16</text:p>
          </table:table-cell>
          <table:table-cell table:style-name="ce3" office:value-type="string" calcext:value-type="string">
            <text:p>Averaged Vote</text:p>
          </table:table-cell>
          <table:table-cell table:style-name="ce3" office:value-type="string" calcext:value-type="string">
            <text:p>Scaled Vote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6"/>
          <table:table-cell table:style-name="ce1"/>
          <table:table-cell table:style-name="ce5"/>
          <table:table-cell table:number-columns-repeated="3"/>
          <table:table-cell table:style-name="ce11" office:value-type="string" calcext:value-type="string">
            <text:p>SP114NF02C9SZRF1A5HDGD5KYC9JCFBGF54B6RE04</text:p>
          </table:table-cell>
          <table:table-cell table:style-name="ce13" office:value-type="float" office:value="2246" calcext:value-type="float">
            <text:p>22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9659123" calcext:value-type="float">
            <text:p>229,659,123</text:p>
          </table:table-cell>
          <table:table-cell table:style-name="ce15" table:formula="of:=AVERAGE([.I13:.J13])" office:value-type="float" office:value="114829561.5" calcext:value-type="float">
            <text:p>114,829,562</text:p>
          </table:table-cell>
          <table:table-cell table:style-name="ce15" table:formula="of:=[.K13]*[.$D$7]" office:value-type="float" office:value="114829561.5" calcext:value-type="float">
            <text:p>114,829,562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FJ0MY8M18KZF43E85WJN48SDXYS1EC4BCQW02S</text:p>
          </table:table-cell>
          <table:table-cell table:style-name="ce13" office:value-type="float" office:value="682" calcext:value-type="float">
            <text:p>682</text:p>
          </table:table-cell>
          <table:table-cell table:style-name="ce15" office:value-type="float" office:value="162500000" calcext:value-type="float">
            <text:p>162,500,000</text:p>
          </table:table-cell>
          <table:table-cell table:style-name="ce15" office:value-type="float" office:value="161750000" calcext:value-type="float">
            <text:p>161,750,000</text:p>
          </table:table-cell>
          <table:table-cell table:style-name="ce15" table:formula="of:=AVERAGE([.I14:.J14])" office:value-type="float" office:value="162125000" calcext:value-type="float">
            <text:p>162,125,000</text:p>
          </table:table-cell>
          <table:table-cell table:style-name="ce15" table:formula="of:=[.K14]*[.$D$7]" office:value-type="float" office:value="162125000" calcext:value-type="float">
            <text:p>162,125,000</text:p>
          </table:table-cell>
          <table:table-cell table:number-columns-repeated="4"/>
          <table:table-cell table:style-name="ce16"/>
        </table:table-row>
        <table:table-row table:style-name="ro2">
          <table:table-cell table:style-name="ce4"/>
          <table:table-cell table:style-name="ce3" table:number-columns-repeated="3"/>
          <table:table-cell table:number-columns-repeated="2"/>
          <table:table-cell table:style-name="ce11" office:value-type="string" calcext:value-type="string">
            <text:p>SP28QC7JRA1ZAV53A6DVN7FN9DC318KCWCRSZDJXS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2" table:style-name="ce15" office:value-type="float" office:value="150500000" calcext:value-type="float">
            <text:p>150,500,000</text:p>
          </table:table-cell>
          <table:table-cell table:style-name="ce15" table:formula="of:=AVERAGE([.I15:.J15])" office:value-type="float" office:value="150500000" calcext:value-type="float">
            <text:p>150,500,000</text:p>
          </table:table-cell>
          <table:table-cell table:style-name="ce15" table:formula="of:=[.K15]*[.$D$7]" office:value-type="float" office:value="150500000" calcext:value-type="float">
            <text:p>150,500,0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1" office:value-type="string" calcext:value-type="string">
            <text:p>SP1B5WFJYSC3HQJSBC5988EFH1W4FY1BGXASK9K1K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2" table:style-name="ce15" office:value-type="float" office:value="122300000" calcext:value-type="float">
            <text:p>122,300,000</text:p>
          </table:table-cell>
          <table:table-cell table:style-name="ce15" table:formula="of:=AVERAGE([.I16:.J16])" office:value-type="float" office:value="122300000" calcext:value-type="float">
            <text:p>122,300,000</text:p>
          </table:table-cell>
          <table:table-cell table:style-name="ce15" table:formula="of:=[.K16]*[.$D$7]" office:value-type="float" office:value="122300000" calcext:value-type="float">
            <text:p>122,300,0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0"/>
          <table:table-cell table:number-columns-repeated="2"/>
          <table:table-cell table:style-name="ce12" office:value-type="string" calcext:value-type="string">
            <text:p>Bottom of List</text:p>
          </table:table-cell>
          <table:table-cell table:number-columns-repeated="2"/>
          <table:table-cell table:style-name="ce16"/>
          <table:table-cell/>
          <table:table-cell table:style-name="ce15"/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Y9ZF7MCX9S9QYB5ZZ3HMDABSAFS9DSC1C7BYTR</text:p>
          </table:table-cell>
          <table:table-cell table:style-name="ce13" office:value-type="float" office:value="2138" calcext:value-type="float">
            <text:p>2138</text:p>
          </table:table-cell>
          <table:table-cell table:number-columns-repeated="2" table:style-name="ce15" office:value-type="float" office:value="5000000" calcext:value-type="float">
            <text:p>5,000,000</text:p>
          </table:table-cell>
          <table:table-cell table:style-name="ce15" table:formula="of:=AVERAGE([.I18:.J18])" office:value-type="float" office:value="5000000" calcext:value-type="float">
            <text:p>5,000,000</text:p>
          </table:table-cell>
          <table:table-cell table:style-name="ce15" table:formula="of:=[.K18]*[.$D$7]" office:value-type="float" office:value="5000000" calcext:value-type="float">
            <text:p>5,000,00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5KVVEHEWZP7G4GYKAGA71K6NQE73ZEHMEWC5VS</text:p>
          </table:table-cell>
          <table:table-cell table:style-name="ce13" office:value-type="float" office:value="1498" calcext:value-type="float">
            <text:p>1498</text:p>
          </table:table-cell>
          <table:table-cell table:style-name="ce15" office:value-type="float" office:value="2109275" calcext:value-type="float">
            <text:p>2,109,275</text:p>
          </table:table-cell>
          <table:table-cell table:style-name="ce15" office:value-type="float" office:value="2235604" calcext:value-type="float">
            <text:p>2,235,604</text:p>
          </table:table-cell>
          <table:table-cell table:style-name="ce15" table:formula="of:=AVERAGE([.I19:.J19])" office:value-type="float" office:value="2172439.5" calcext:value-type="float">
            <text:p>2,172,440</text:p>
          </table:table-cell>
          <table:table-cell table:style-name="ce15" table:formula="of:=[.K19]*[.$D$7]" office:value-type="float" office:value="2172439.5" calcext:value-type="float">
            <text:p>2,172,44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12WX5WJSKYETBGE7E3NMDQTW17K99T4C5ZEJC6F</text:p>
          </table:table-cell>
          <table:table-cell table:style-name="ce13" office:value-type="float" office:value="1416" calcext:value-type="float">
            <text:p>1416</text:p>
          </table:table-cell>
          <table:table-cell table:number-columns-repeated="2" table:style-name="ce15" office:value-type="float" office:value="495000" calcext:value-type="float">
            <text:p>495,000</text:p>
          </table:table-cell>
          <table:table-cell table:style-name="ce15" table:formula="of:=AVERAGE([.I20:.J20])" office:value-type="float" office:value="495000" calcext:value-type="float">
            <text:p>495,000</text:p>
          </table:table-cell>
          <table:table-cell table:style-name="ce15" table:formula="of:=[.K20]*[.$D$7]" office:value-type="float" office:value="495000" calcext:value-type="float">
            <text:p>495,000</text:p>
          </table:table-cell>
          <table:table-cell table:number-columns-repeated="4"/>
          <table:table-cell table:style-name="ce16"/>
        </table:table-row>
        <table:table-row table:style-name="ro1">
          <table:table-cell table:number-columns-repeated="6"/>
          <table:table-cell table:style-name="ce11" office:value-type="string" calcext:value-type="string">
            <text:p>SPHQAMJAXB1YYD3ZHBAY4D2F1H2KWVGVQ8NQ8H16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2" table:style-name="ce15" office:value-type="float" office:value="250000" calcext:value-type="float">
            <text:p>250,000</text:p>
          </table:table-cell>
          <table:table-cell table:style-name="ce15" table:formula="of:=AVERAGE([.I21:.J21])" office:value-type="float" office:value="250000" calcext:value-type="float">
            <text:p>250,000</text:p>
          </table:table-cell>
          <table:table-cell table:style-name="ce15" table:formula="of:=[.K21]*[.$D$7]" office:value-type="float" office:value="250000" calcext:value-type="float">
            <text:p>250,000</text:p>
          </table:table-cell>
          <table:table-cell table:number-columns-repeated="4"/>
          <table:table-cell table:style-name="ce16"/>
        </table:table-row>
        <table:table-row table:style-name="ro1" table:number-rows-repeated="979">
          <table:table-cell table:number-columns-repeated="16"/>
          <table:table-cell table:style-name="ce16"/>
        </table:table-row>
        <table:table-row table:style-name="ro3" table:number-rows-repeated="104757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6:22:46.12612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4T16:24:33.817959716</dc:date>
    <meta:editing-duration>PT1M47S</meta:editing-duration>
    <meta:editing-cycles>1</meta:editing-cycles>
    <meta:document-statistic meta:table-count="1" meta:cell-count="147" meta:object-count="0"/>
  </office:meta>
</office:document-meta>
</file>